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7000001D0BD5583413AE50558.png" manifest:media-type="image/png"/>
  <manifest:file-entry manifest:full-path="Pictures/1000000100000377000001EE1D4BED8241D0C3BB.png" manifest:media-type="image/png"/>
  <manifest:file-entry manifest:full-path="Pictures/1000000100000377000001EE06DD338173C3698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249cm" svg:height="9.605cm" svg:x="1.001cm" svg:y="0.17cm">
          <draw:image xlink:href="Pictures/1000000100000377000001EE06DD338173C36981.png" xlink:type="simple" xlink:show="embed" xlink:actuate="onLoad" draw:mime-type="image/png">
            <text:p/>
          </draw:image>
        </draw:frame>
        <draw:frame draw:style-name="gr1" draw:text-style-name="P1" draw:layer="layout" svg:width="17.249cm" svg:height="9.605cm" svg:x="1.001cm" svg:y="19cm">
          <draw:image xlink:href="Pictures/1000000100000377000001EE1D4BED8241D0C3BB.png" xlink:type="simple" xlink:show="embed" xlink:actuate="onLoad" draw:mime-type="image/png">
            <text:p/>
          </draw:image>
        </draw:frame>
        <draw:frame draw:style-name="gr1" draw:text-style-name="P1" draw:layer="layout" svg:width="17.942cm" svg:height="9.385cm" svg:x="0.808cm" svg:y="9.865cm">
          <draw:image xlink:href="Pictures/1000000100000377000001D0BD5583413AE50558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15T13:41:26.020352869</meta:creation-date>
    <dc:date>2023-09-15T13:45:16.528606099</dc:date>
    <meta:editing-duration>PT3M50S</meta:editing-duration>
    <meta:editing-cycles>2</meta:editing-cycles>
    <meta:generator>LibreOffice/7.3.7.2$Linux_X86_64 LibreOffice_project/30$Build-2</meta:generator>
    <meta:document-statistic meta:object-count="3"/>
  </office:meta>
</office:document-meta>
</file>